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4">
          <table:table-cell table:style-name="ce3"/>
          <table:table-cell table:number-columns-repeated="6"/>
        </table:table-row>
        <table:table-row table:style-name="ro4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3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3"/>
        </table:table-row>
        <table:table-row table:style-name="ro4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4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4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4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4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</table:table-row>
        <table:table-row table:style-name="ro4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4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4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  <table:table-row table:style-name="ro4" table:number-rows-repeated="104851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6-12T11:29:35</dc:date>
    <dc:creator>Gaute Hope</dc:creator>
    <meta:editing-duration>P4DT20H7M25S</meta:editing-duration>
    <meta:editing-cycles>117</meta:editing-cycles>
    <meta:generator>LibreOffice/3.5$Linux_X86_64 LibreOffice_project/350m1$Build-2</meta:generator>
    <meta:document-statistic meta:table-count="3" meta:cell-count="182" meta:object-count="0"/>
  </office:meta>
</office:document-meta>
</file>